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Validator.countToken( String token , String targ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UrlValidator.UrlValidator( long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Validator.UrlValid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Validator.isValidPath( String path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UrlValidator.UrlValidator( RegexValidator authorityValidator , long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Validator.isValidAuthority( String authority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UrlValidator.UrlValidator( String [ ] sche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Validator.UrlValidator( String [ ] schemes , RegexValidator authorityValidator , long optio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UrlValidator.isValid( String valu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UrlValidator.isValidScheme( String sche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UrlValidator.isValidQuery( String que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rlValidator.UrlValidator( String [ ] schemes , long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Validator.isValidFragment( String frag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rlValidator.isOn( long fl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Validator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Validator.isOff( long fl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